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79a" officeooo:paragraph-rsid="0002c79a"/>
    </style:style>
    <style:style style:name="P2" style:family="paragraph" style:parent-style-name="Standard">
      <style:text-properties officeooo:rsid="00034226" officeooo:paragraph-rsid="00034226"/>
    </style:style>
    <style:style style:name="P3" style:family="paragraph" style:parent-style-name="Standard">
      <style:text-properties officeooo:rsid="00043102" officeooo:paragraph-rsid="00043102"/>
    </style:style>
    <style:style style:name="P4" style:family="paragraph" style:parent-style-name="Standard">
      <style:text-properties officeooo:rsid="00079967" officeooo:paragraph-rsid="00079967"/>
    </style:style>
    <style:style style:name="P5" style:family="paragraph" style:parent-style-name="Standard">
      <style:text-properties officeooo:rsid="00079967" officeooo:paragraph-rsid="0012e4c6"/>
    </style:style>
    <style:style style:name="P6" style:family="paragraph" style:parent-style-name="Standard">
      <style:text-properties officeooo:rsid="00083a10" officeooo:paragraph-rsid="00083a10"/>
    </style:style>
    <style:style style:name="P7" style:family="paragraph" style:parent-style-name="Standard">
      <style:text-properties officeooo:rsid="000b4784" officeooo:paragraph-rsid="000b4784"/>
    </style:style>
    <style:style style:name="P8" style:family="paragraph" style:parent-style-name="Standard">
      <style:text-properties officeooo:rsid="000b4784" officeooo:paragraph-rsid="00113f98"/>
    </style:style>
    <style:style style:name="P9" style:family="paragraph" style:parent-style-name="Standard">
      <style:text-properties officeooo:rsid="000d07a9" officeooo:paragraph-rsid="000d07a9"/>
    </style:style>
    <style:style style:name="P10" style:family="paragraph" style:parent-style-name="Standard">
      <style:text-properties officeooo:rsid="000f02ab" officeooo:paragraph-rsid="001037d9"/>
    </style:style>
    <style:style style:name="P11" style:family="paragraph" style:parent-style-name="Standard">
      <style:text-properties officeooo:rsid="0016afd5" officeooo:paragraph-rsid="0016afd5"/>
    </style:style>
    <style:style style:name="P12" style:family="paragraph" style:parent-style-name="Standard">
      <style:text-properties officeooo:rsid="001922ee" officeooo:paragraph-rsid="001922ee"/>
    </style:style>
    <style:style style:name="P13" style:family="paragraph" style:parent-style-name="Standard">
      <style:text-properties officeooo:rsid="001ab12f" officeooo:paragraph-rsid="001ab12f"/>
    </style:style>
    <style:style style:name="P14" style:family="paragraph" style:parent-style-name="Standard">
      <style:text-properties officeooo:rsid="001bea0c" officeooo:paragraph-rsid="001bea0c"/>
    </style:style>
    <style:style style:name="T1" style:family="text">
      <style:text-properties officeooo:rsid="00043102"/>
    </style:style>
    <style:style style:name="T2" style:family="text">
      <style:text-properties officeooo:rsid="00083a10"/>
    </style:style>
    <style:style style:name="T3" style:family="text">
      <style:text-properties officeooo:rsid="00099c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cc4" style:font-weight-asian="bold" style:font-weight-complex="bold"/>
    </style:style>
    <style:style style:name="T6" style:family="text">
      <style:text-properties officeooo:rsid="000a8dee"/>
    </style:style>
    <style:style style:name="T7" style:family="text">
      <style:text-properties style:text-position="super 58%"/>
    </style:style>
    <style:style style:name="T8" style:family="text">
      <style:text-properties officeooo:rsid="00113f98"/>
    </style:style>
    <style:style style:name="T9" style:family="text">
      <style:text-properties officeooo:rsid="0012e4c6"/>
    </style:style>
    <style:style style:name="T10" style:family="text">
      <style:text-properties officeooo:rsid="0014ccbb"/>
    </style:style>
    <style:style style:name="T11" style:family="text">
      <style:text-properties officeooo:rsid="00189d2a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e ndarray</text:h>
      <text:p text:style-name="P1">np.array() - from array</text:p>
      <text:p text:style-name="P1">np.eye(n, m) - identity matrix, <text:span text:style-name="T1">but allow non-square (with a[i, i] = 1)</text:span></text:p>
      <text:p text:style-name="P2">np.linspace(start, stop, num) – stop: inclusive(use endpoint=False to exclude), num: number of points</text:p>
      <text:p text:style-name="P14">np.arange(start, stop, step) – evenly spaced values; stop: exclusive</text:p>
      <text:p text:style-name="P3">np.diag(main_diagonal_elements: array) – diagonal matrix</text:p>
      <text:p text:style-name="P9">np.ones(...)/zeroes(…) - all 1/0</text:p>
      <text:p text:style-name="P11">np.random.uniform()/np.random.normal() - <text:span text:style-name="T11">with random numbers</text:span></text:p>
      <text:p text:style-name="P11"/>
      <text:h text:style-name="Heading_20_1" text:outline-level="1">Helpful methods</text:h>
      <text:p text:style-name="P12">np.repeat(a, 3) – each element will be replaced by 3 own duplicates</text:p>
      <text:p text:style-name="P12"><text:tab/>repeat([1, 2, 3]) → [1, 1, 1, 2, 2, 2, 3, 3, 3]</text:p>
      <text:p text:style-name="P12">np.tile(arr, 3) – repeat all array three times</text:p>
      <text:p text:style-name="P12"><text:tab/>tile([1, 2, 3]) → [1, 2, 3, 1, 2, 3, 1, 2, 3]</text:p>
      <text:h text:style-name="Heading_20_1" text:outline-level="1"/>
      <text:h text:style-name="Heading_20_1" text:outline-level="1">Operations with matrices</text:h>
      <text:p text:style-name="P4">a[i, j] – access (i, j) element</text:p>
      <text:p text:style-name="P5"><text:span text:style-name="T9">a**2 – raise each element to power </text:span><text:span text:style-name="T10">of 2</text:span></text:p>
      <text:p text:style-name="P4">a + b, a – b, <text:span text:style-name="T2">a*b</text:span> – element-wise +, -, <text:span text:style-name="T2">*, </text:span></text:p>
      <text:p text:style-name="P6">a &gt; b – element wise comparison(returns array of True/False). <text:span text:style-name="T3">See </text:span><text:span text:style-name="T5">np.any(...)</text:span><text:span text:style-name="T3">/</text:span><text:span text:style-name="T5">np.all(…)</text:span><text:span text:style-name="T3"> → True/False</text:span></text:p>
      <text:p text:style-name="P10">np.isclose(a, b, atol = 0.1) – comp. element-wise with tolerance<text:span text:style-name="T2">(returns array of True/False)</text:span></text:p>
      <text:p text:style-name="P13">np.transpose(a) - transpose, also may use property T which is ‘transposed’ view: <text:span text:style-name="T4">a.T</text:span></text:p>
      <text:p text:style-name="P4">np.dot(a, b) – multiply <text:span text:style-name="T6">(as matrices)</text:span></text:p>
      <text:p text:style-name="P8">n<text:span text:style-name="T8">umpy.linalg.</text:span>inv(a) – calc. inverse marrix(a<text:span text:style-name="T7">-1</text:span>)</text:p>
      <text:p text:style-name="P7">n<text:span text:style-name="T8">umpy.linalg.</text:span>det(a) – determinant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07:50:00.714000000</meta:creation-date>
    <dc:date>2023-12-13T07:53:04.066000000</dc:date>
    <meta:editing-duration>PT4H38M36S</meta:editing-duration>
    <meta:editing-cycles>17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23" meta:word-count="174" meta:character-count="1177" meta:non-whitespace-character-count="1009"/>
  </office:meta>
</office:document-meta>
</file>